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7:list.C39" table:on-update-keep-styles="true" table:on-update-keep-size="false"/>
        <table:database-range table:name="__Anonymous_Sheet_DB__0" table:target-range-address="list.B2:list.H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23:40:03.30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00:03:22.829000000</dc:date>
    <meta:editing-duration>PT7H53M17S</meta:editing-duration>
    <meta:editing-cycles>143</meta:editing-cycles>
    <meta:document-statistic meta:table-count="1" meta:cell-count="43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